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language="fr" fo:country="FR"/>
    </style:style>
    <style:style style:name="P2" style:family="paragraph" style:parent-style-name="Standard">
      <style:paragraph-properties fo:text-align="start" style:justify-single-word="false"/>
    </style:style>
    <style:style style:name="T1" style:family="text">
      <style:text-properties fo:color="#262626" style:font-name="ArialMT" fo:font-size="12pt" style:font-name-asian="ArialMT" style:font-size-asian="12pt" style:font-name-complex="ArialMT" style:font-size-complex="12pt"/>
    </style:style>
    <style:style style:name="T2" style:family="text">
      <style:text-properties fo:color="#262626" style:font-name="ArialMT" fo:font-size="12pt" style:text-underline-style="solid" style:text-underline-width="auto" style:text-underline-color="#262626" style:font-name-asian="ArialMT" style:font-size-asian="12pt" style:font-name-complex="ArialMT" style:font-size-complex="12pt"/>
    </style:style>
    <style:style style:name="T3" style:family="text">
      <style:text-properties fo:language="fr" fo:country="F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Le racisme ne sera jamais éliminé » Discutez.</text:p>
      <text:p text:style-name="P1"/>
      <text:p text:style-name="P2"><text:span text:style-name="T3">Le racisme est une façon de discriminer contre les gens. </text:span></text:p>
      <text:p text:style-name="P2"><text:span text:style-name="T3"/></text:p>
      <text:p text:style-name="P2"><text:span text:style-name="T3">Malgré notre société multi-culturelle et multi-nationale où toutes les personnes de toutes les races vivent ensemble jour après jour, il y a une certaine quantité de racisme qui existe encore. La discrimination raciale a des similarités avec la discrimination religieuse, quand on considère que beaucoup de personnes religieuses sont issues des autres pays et/ou ont une couleur de peau des autres. Les jeunes de mon âge ont grandi dans cette société multi-culturelle de laquelle j'ai parlé à toute à l'heure, alors à mon avis ils ne voient pas (et ne verront pas plus tard) beaucoup de différences, mais les personnes de la génération de nos grand-parents ou même celle de nos parents, par exemple, n'auraient pas eu cette « éducation » et ils n'auraient pas eu le temps, ni l'inclination, ni le besoin de s'habituer. Les parents éduquent leurs enfants, et si les parents ont des points de vues racistes, les enfants ont plus de chances, hélas, d'aussi les développer. </text:span></text:p>
      <text:p text:style-name="P2"><text:span text:style-name="T3"/></text:p>
      <text:p text:style-name="P2"><text:span text:style-name="T3">Cependant, même avec tout ce que je viens de dire, il y a a des chances que le racisme deviendra plus commun à cause de l'immigration, à cause des étrangers qui viennent « piquer », selon quelques personnes, des emplois qu'ont besoin les « natifs » du pays. La manque d'habitation et de bons emplois, plus la surpopulation du pays (comme cette petite île sur laquelle on habite, l'Angleterre) augmentera la « température » des personnes et les inciteront peut-être à devenir racistes, ou à manifester des tendances racistes ou un comportement racis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 Long</meta:initial-creator>
    <meta:creation-date>2011-01-10T17:48:23</meta:creation-date>
    <dc:date>2011-01-10T22:15:15</dc:date>
    <dc:creator>Isabell Long</dc:creator>
    <meta:editing-duration>PT02H53M55S</meta:editing-duration>
    <meta:editing-cycles>9</meta:editing-cycles>
    <meta:generator>OpenOffice.org/3.2$Unix OpenOffice.org_project/320m18$Build-9502</meta:generator>
    <meta:document-statistic meta:table-count="0" meta:image-count="0" meta:object-count="0" meta:page-count="1" meta:paragraph-count="4" meta:word-count="272" meta:character-count="1625"/>
  </office:meta>
</office:document-meta>
</file>